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069in" style:rel-column-width="442*"/>
    </style:style>
    <style:style style:name="Table1.B" style:family="table-column">
      <style:table-column-properties style:column-width="2.6757in" style:rel-column-width="3853*"/>
    </style:style>
    <style:style style:name="Table1.C" style:family="table-column">
      <style:table-column-properties style:column-width="1.0326in" style:rel-column-width="1487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orizontal_20_Line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font-size="14pt" fo:language="zxx" fo:country="none" fo:font-weight="bold" officeooo:rsid="000d43a4" officeooo:paragraph-rsid="000d43a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0d43a4" officeooo:paragraph-rsid="000d43a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zxx" fo:country="none" fo:font-weight="normal" officeooo:rsid="000d43a4" officeooo:paragraph-rsid="000d43a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normal" officeooo:rsid="000e3eeb" officeooo:paragraph-rsid="000e3eeb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e3eeb" officeooo:paragraph-rsid="000e3eeb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3eeb" officeooo:paragraph-rsid="000e3eeb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style="italic" style:text-underline-style="none" fo:font-weight="normal" officeooo:rsid="000e3eeb" officeooo:paragraph-rsid="000e3ee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zxx" fo:country="none" fo:font-style="normal" style:text-underline-style="none" fo:font-weight="bold" officeooo:rsid="0012e2b4" officeooo:paragraph-rsid="0012e2b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" style:family="paragraph" style:parent-style-name="Standard">
      <style:text-properties fo:language="zxx" fo:country="none" fo:font-style="normal" style:text-underline-style="none" fo:font-weight="bold" officeooo:rsid="0012e2b4" officeooo:paragraph-rsid="000e3eeb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language="zxx" fo:country="none" fo:font-style="normal" style:text-underline-style="none" fo:font-weight="bold" officeooo:rsid="0012e2b4" officeooo:paragraph-rsid="0012e2b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zxx" fo:country="none" officeooo:rsid="000d43a4" officeooo:paragraph-rsid="000d43a4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officeooo:rsid="000d43a4" officeooo:paragraph-rsid="000d43a4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language="zxx" fo:country="none" officeooo:rsid="000d43a4" officeooo:paragraph-rsid="000d43a4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end" style:justify-single-word="false"/>
      <style:text-properties fo:language="zxx" fo:country="none" officeooo:rsid="000d43a4" officeooo:paragraph-rsid="000d43a4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end" style:justify-single-word="false"/>
      <style:text-properties fo:language="zxx" fo:country="none" officeooo:rsid="000e3eeb" officeooo:paragraph-rsid="000e3eeb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justify" style:justify-single-word="false"/>
      <style:text-properties officeooo:rsid="0012e2b4" officeooo:paragraph-rsid="0012e2b4"/>
    </style:style>
    <style:style style:name="P19" style:family="paragraph" style:parent-style-name="Table_20_Contents">
      <style:paragraph-properties fo:text-align="center" style:justify-single-word="false"/>
      <style:text-properties officeooo:rsid="0012e2b4" officeooo:paragraph-rsid="0012e2b4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2e2b4" officeooo:paragraph-rsid="0012e2b4" style:font-weight-asian="bold" style:font-weight-complex="bold"/>
    </style:style>
    <style:style style:name="T1" style:family="text">
      <style:text-properties officeooo:rsid="000e3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mpiran 1 – Penawaran Pengadaan Notebook</text:p>
      <text:p text:style-name="P1"/>
      <text:p text:style-name="P3">No<text:tab/><text:tab/>: 010KS/X/2014</text:p>
      <text:p text:style-name="P3">Hal<text:tab/><text:tab/>: Penawaran Pegadaan Notebook</text:p>
      <text:p text:style-name="P3">Lampiran<text:tab/>: -</text:p>
      <text:p text:style-name="P3"/>
      <text:p text:style-name="P3">Kepada Yth.</text:p>
      <text:p text:style-name="P3">Bpk. Ir. Budi Supardiman</text:p>
      <text:p text:style-name="P3">Direktor PT.Damai Sentosa</text:p>
      <text:p text:style-name="P3">Jl.Semesta Raya No.100</text:p>
      <text:p text:style-name="P3">Depok</text:p>
      <text:p text:style-name="P3"/>
      <text:p text:style-name="P3">Dengan horma<text:span text:style-name="T1">t</text:span>,</text:p>
      <text:p text:style-name="P4"/>
      <text:p text:style-name="P4">Melalui surat ini kami bermaksud menewarkan pengadaan notebook di perusahaan yang bapak pimpin.</text:p>
      <text:p text:style-name="P3">Adapun pewaran yang kami ajukan adalah sbb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3">No</text:p>
          </table:table-cell>
          <table:table-cell table:style-name="Table1.A1" office:value-type="string">
            <text:p text:style-name="P14">Items</text:p>
          </table:table-cell>
          <table:table-cell table:style-name="Table1.A1" office:value-type="string">
            <text:p text:style-name="P14">Jumlah</text:p>
          </table:table-cell>
          <table:table-cell table:style-name="Table1.A1" office:value-type="string">
            <text:p text:style-name="P14">Harga satuan</text:p>
          </table:table-cell>
          <table:table-cell table:style-name="Table1.E1" office:value-type="string">
            <text:p text:style-name="P14">Harga Total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5">ACER Aspire Slim V5-4217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6">Rp.7.100.000</text:p>
          </table:table-cell>
          <table:table-cell table:style-name="Table1.E2" office:value-type="string">
            <text:p text:style-name="P16">Rp.35.000.000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5">ASUS A-45ILB-W/XO768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6">Rp.6.200.000</text:p>
          </table:table-cell>
          <table:table-cell table:style-name="Table1.E2" office:value-type="string">
            <text:p text:style-name="P16">Rp.31.000.000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5">LENOVO Think Pad Edge E440-Q00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6">Rp.7.400.000</text:p>
          </table:table-cell>
          <table:table-cell table:style-name="Table1.E2" office:value-type="string">
            <text:p text:style-name="P16">Rp.37.000.000</text:p>
          </table:table-cell>
        </table:table-row>
        <table:table-row>
          <table:table-cell table:style-name="Table1.A5" table:number-columns-spanned="4" office:value-type="string">
            <text:p text:style-name="P17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17">Rp.103.000.000</text:p>
          </table:table-cell>
        </table:table-row>
      </table:table>
      <text:p text:style-name="P3"/>
      <text:p text:style-name="P3"/>
      <text:p text:style-name="P5">Demikian surat penawaran ini kami sampaikan, atas perhatian dan kerjasama bapak kami ucapkan</text:p>
      <text:p text:style-name="P5">terima kasih.</text:p>
      <text:p text:style-name="P5"/>
      <text:p text:style-name="P6">Depok, 10 Oktober 2014</text:p>
      <text:p text:style-name="P6">PT. Keluarga Sejahtera</text:p>
      <text:p text:style-name="P6"/>
      <text:p text:style-name="P6"/>
      <text:p text:style-name="P6"/>
      <text:p text:style-name="P7">Dedi Kusnandar</text:p>
      <text:p text:style-name="P8">Direktu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5:15.689430814</meta:creation-date>
    <dc:date>2018-10-12T10:45:13.624188163</dc:date>
    <meta:editing-duration>PT1H11M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40" meta:word-count="108" meta:character-count="725" meta:non-whitespace-character-count="654"/>
  </office:meta>
</office:document-meta>
</file>